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itical componen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ink mag</text:p>
          </table:table-cell>
          <table:table-cell office:value-type="string" calcext:value-type="string">
            <text:p>Mode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jack</text:p>
          </table:table-cell>
          <table:table-cell/>
          <table:table-cell office:value-type="string" calcext:value-type="string">
            <text:p><text:span text:style-name="T1"><text:a xlink:href="https://www.mouser.fr/ProductDetail/Switchcraft/721RA?qs=fAHHVMwC%252Bbhk8SLavNG04w%3D%3D" xlink:type="simple">721RA</text:a></text:span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R</text:p>
          </table:table-cell>
          <table:table-cell/>
          <table:table-cell office:value-type="string" calcext:value-type="string">
            <text:p><text:a xlink:href="https://www.mouser.fr/ProductDetail/Neutrik/NC3FD-H?qs=erV61lVMmP%252BHHACBFsS3MA%3D%3D" xlink:type="simple">NC3FD-H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 jack</text:p>
          </table:table-cell>
          <table:table-cell/>
          <table:table-cell office:value-type="string" calcext:value-type="string">
            <text:p><text:a xlink:href="https://www.mouser.fr/ProductDetail/Amphenol-Audio/ACJM-MC?qs=iwHot8dqce2hM%2FBnyVIv%2FA%3D%3D" xlink:type="simple">ACJM-MC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<text:a xlink:href="https://www.conrad.fr/p/cellule-simple-de-batterie-37-v-850-mah-17500-15-c-cellule-simple-non-pertinent-1396979" xlink:type="simple">17500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 holder</text:p>
          </table:table-cell>
          <table:table-cell/>
          <table:table-cell office:value-type="string" calcext:value-type="string">
            <text:p><text:a xlink:href="https://www.mouser.fr/ProductDetail/Keystone-Electronics/54?qs=73q%2FgRcW4F3NakoJDesViw%3D%3D" xlink:type="simple">534-54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otswitch</text:p>
          </table:table-cell>
          <table:table-cell/>
          <table:table-cell office:value-type="string" calcext:value-type="string">
            <text:p><text:a xlink:href="https://www.mouser.fr/ProductDetail/Alpha-Taiwan/SF12011F-0202-20R-M-050?qs=8%252Br4Hz5Xir9g1JR460gwdQ%3D%3D" xlink:type="simple">SF12011F-0202-20R-M-050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 Ga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 T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 Vo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 byp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 Charg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 Charg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. case</text:p>
          </table:table-cell>
          <table:table-cell/>
          <table:table-cell office:value-type="string" calcext:value-type="string">
            <text:p><text:a xlink:href="https://www.conrad.fr/p/boitier-universel-hammond-electronics-1590trpb-aluminium-incolore-112-x-7896-x-392-1-pcs-539150" xlink:type="simple">1590TRPB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<text:a xlink:href="https://www.mouser.fr/ProductDetail/CK/SK14D01G6?qs=Gufeu08L%2Fl0F1TW9qwgs0A%3D%3D" xlink:type="simple">SK14D01G6</text:a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 Tone</text:p>
          </table:table-cell>
          <table:table-cell/>
          <table:table-cell office:value-type="string" calcext:value-type="string">
            <text:p><text:a xlink:href="https://www.mouser.fr/ProductDetail/Bourns/PTV09A-4020F-B203?qs=okKRLHKnSlYbkBLDzqSnHw%3D%3D" xlink:type="simple">PTV09A-4020F-B203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mouser.fr/ProductDetail/Alpha-Taiwan/RV112BF-40E1-25A-B50K-0068?qs=8%252Br4Hz5Xir%252BgkpVsYFhmtg%3D%3D" xlink:type="simple">RV112BF-40E1-25A-B50K-0068</text:a></text:p>
          </table:table-cell>
        </table:table-row>
        <table:table-row table:style-name="ro1">
          <table:table-cell/>
          <table:table-cell office:value-type="string" calcext:value-type="string">
            <text:p>Pot Gain</text:p>
          </table:table-cell>
          <table:table-cell/>
          <table:table-cell office:value-type="string" calcext:value-type="string">
            <text:p><text:a xlink:href="https://www.mouser.fr/ProductDetail/Bourns/PTV09A-4020F-B504?qs=n%2FqAthW9gr8f5hMjaWD%2F0g%3D%3D" xlink:type="simple">PTV09A-4020F-B504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mouser.fr/ProductDetail/Alpha-Taiwan/RV112BF-40E1-25A-B500K-0068?qs=%2Fha2pyFadugq3y1XeJ2CMTQcAW%2F2hgZ%2FNfyj5DTuQW5QqZZhCQOeIPg6CHNYcLJYrLTVf86fgNU%3D" xlink:type="simple">RV112BF-40E1-25A-B500K-0068</text:a></text:p>
          </table:table-cell>
        </table:table-row>
        <table:table-row table:style-name="ro1">
          <table:table-cell/>
          <table:table-cell office:value-type="string" calcext:value-type="string">
            <text:p>Pot Vol</text:p>
          </table:table-cell>
          <table:table-cell/>
          <table:table-cell office:value-type="string" calcext:value-type="string">
            <text:p><text:a xlink:href="https://www.mouser.fr/ProductDetail/Bourns/PTV09A-4020F-A504?qs=Qzws7J6gxqz8dpZEeJ%2FXBw%3D%3D" xlink:type="simple">PTV09A-4020F-A504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mouser.fr/ProductDetail/Alpha-Taiwan/RV112BF-40E1-25A-A500K-0068?qs=8%252Br4Hz5Xir%2FOt9FINgbueQ%3D%3D" xlink:type="simple">RV112BF-40E1-25A-A500K-0068</text:a></text:p>
          </table:table-cell>
        </table:table-row>
        <table:table-row table:style-name="ro1">
          <table:table-cell/>
          <table:table-cell office:value-type="string" calcext:value-type="string">
            <text:p>Knobs</text:p>
          </table:table-cell>
          <table:table-cell/>
          <table:table-cell office:value-type="string" calcext:value-type="string">
            <text:p><text:a xlink:href="https://www.conrad.fr/p/tete-de-bouton-rotatif-cliff-fc7225-avec-point-noir-x-h-20-mm-x-17-mm-1-pcs-704553" xlink:type="simple">FC7225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9:11:09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0:16:21.415000000</meta:creation-date>
    <meta:generator>LibreOffice/7.1.2.2$Windows_X86_64 LibreOffice_project/8a45595d069ef5570103caea1b71cc9d82b2aae4</meta:generator>
    <dc:date>2021-06-05T00:50:32.697000000</dc:date>
    <meta:editing-duration>P1DT17H57M51S</meta:editing-duration>
    <meta:editing-cycles>5</meta:editing-cycles>
    <meta:document-statistic meta:table-count="1" meta:cell-count="48" meta:object-count="0"/>
  </office:meta>
</office:document-meta>
</file>